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style:style>
    <style:style style:name="P2" style:parent-style-name="Normalny"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3" style:parent-style-name="Normalny"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office:automatic-styles>
  <office:body>
    <office:text text:use-soft-page-breaks="true">
      <text:p text:style-name="P1"><text:s/>Określenie siły zjawiska odbywa się na podstawie odstępstwa od średniej przyjętej temperatury i odstępstwo od tej średniej o +0,5 oznacza zmianę warunków El nina na słabe i im wyższe odstępstwo tym większa zmiana warunków dla La ninia jest określane przez wartości odstające ujemne.</text:p>
      <text:p text:style-name="Normalny"/>
      <text:p text:style-name="Normalny"/>
      <text:p text:style-name="Normalny"/>
      <text:p text:style-name="Normalny">Dodatkowo uznaliśmy aby sprawdzić czy ilość miast i zagęszczenie ludności wpływa na różnice w ilości występujących pożarów oraz wycinki lasów. 5 stanów w tym zestawieniu się wyróżnia Mato Grosso Para oraz Rodonia, Tocantis Maranhao.</text:p>
      <text:p text:style-name="Normalny"/>
      <text:p text:style-name="Normalny">Ampa ,Roraima, Acre pożary związane z miastami</text:p>
      <text:p text:style-name="Normalny">Amazonas z zagęszczeniem ludności</text:p>
      <text:p text:style-name="Normalny"/>
      <text:p text:style-name="Normalny">Przy porównaniu tych samych parametrów z wycinką drzew widzimy że dokładnie te same 5 stanów się wyróżnia. . Co może sugerować Maranho i Tocantis są terenami rozwiniętymi i skupiającymi ludzi bardziej niż inne. Natomiast pozostałe 3 Mato Grosso , Para, Rondonia są terenami gdzie następuje intensywny rozwój.</text:p>
      <text:p text:style-name="Normalny"/>
      <text:p text:style-name="Normalny">Przy zestawieniu obu zjawisk i na niesienie na nie trendu zmian przy użyciu wielomianu –został wyliczony przez Tableau – można wnioskować że na rok 2019 w stanach Ampa,Maranaho i Tocantis doszło do swego rodzaju stabilizacji wycinki drzew i tym samym stabilizacji występujących pożarów</text:p>
      <text:p text:style-name="Normalny">Zaś dla stanów Acre , Amazonas , Roraima <text:s/>potrzebe zwiększania wycinki drzew i zbieżność z pożarami.</text:p>
      <text:p text:style-name="Normalny">Zaś dla stanów Mato Grosso i Rondonia można przyjąć że stany zmierzają do stabilizacji wycinki drzew.<text:s/><text:line-break/>Jedynie w stanie Para widać ewidentnie wzrost wycinki drzew bez wzrostu pożarów</text:p>
      <text:p text:style-name="Normalny"/>
      <text:p text:style-name="Normalny">Przy bliższym przyjrzeniu się zbieżności dla konkretnych stanów <text:s/>widać że istnieje zależność miedzy <text:s/>wycinka drzew a liczbą pożarów. Co może sugerować że kolejnych lata mogło dojść również do wzrostu pożarów w stanie Para.Przy posiadanych danych nie możemy jednak określić jednoznacznie przyczyn takiego zjawiska.<text:line-break/><text:line-break/><text:s/>Dwa odstające stany i nie wykazujące takiej zbieżności to Ampa i Maranhao</text:p>
      <text:p text:style-name="Normalny"/>
      <text:p text:style-name="Normalny">Ostatnie zestawienie danych czyli procentowa strata terenów leśnych przez deforestacje do całkowitej powierzchni danego stanu. Potwierdzają wcześniej przedstawione możliwe scenariusze sytuacji.</text:p>
      <text:p text:style-name="Normalny"/>
      <text:p text:style-name="Normalny"/>
      <text:p text:style-name="Normalny"/>
      <text:p text:style-name="Normalny">Wykorzystując dane z naszego zbioru zdecydowaliśmy się sprawdzić na ile siła zjawiska La Nina lub El Nino wpływa na ilość występujących pożarów w danym roku. Jak widać siła zjawiska nie wpływa aż tak bardzo na ilość występujących pożarów. Co najbardziej uwidacznia się w 2015 roku dla El nino gdzie był to okres najbardziej suchego okresu dla naszych danych i ilość pożarów była poniżej średniej.</text:p>
      <text:p text:style-name="Normalny"/>
      <text:p text:style-name="Normalny"/>
      <text:p text:style-name="Normalny">Stany Amapa, Maranhao, najbardziej rokują w sensie organizowania turystyki celem zachowania istniejącego lasu jak również zwiększenia wydajności terenów już posiadanych.</text:p>
      <text:p text:style-name="Normalny">Tocantins praktycznie nie posiada już lasu tropikalnego i raczej nadaje się na zalesianie.</text:p>
      <text:p text:style-name="Normalny">Amazonas, Roraima, Acre i Para – stany najbardziej problematyczne w sensie deforestacji – są jednymi największych i narażone na konsekwencje budowy dróg, rabunkowej gospodarki i wylesiania dla organizacji pastwisk.</text:p>
      <text:p text:style-name="Normalny">Stany Mato Grosso i Rondonia ma szanse na zostawienie enklaw (resztek) lasów tropikalnych.</text:p>
      <text:p text:style-name="P2"/>
      <text:p text:style-name="P3">TUTAJ CZYTAĆ<text:s/></text:p>
      <text:p text:style-name="Normalny"/>
      <text:p text:style-name="Normalny">Na podstawie poprzednich informacji zestawiliśmy sumę pożarów w odniesieniu do siły zjawisk które to zmieniają się cyklicznie El Nino i La Nina.<text:s/>Zjawiska te mają wpływ na pory występujące w Brazylii czyli deszczowa i sucha.<text:s/>Tym samym<text:s/>należy <text:s/>zwrócić <text:s/>przede wszystkim uwagę na fakt że siła zjawiska dla tych danych które wykorzystaliśmy nie wpływa na zwiększenie się ilości pożarów. Najlepiej widać to dla wcześniej wspomnianego już roku 2015 gdzie siła zjawiska El Nino odpowiadającego za susze była największa a mimo to suma pożarów nie przekroczyła średniej dla naszych lat. Co może wskazywać na wpływ czynnika ludzkiego w latach poprzednich.</text:p>
      <text:p text:style-name="Normalny"/>
      <text:p text:style-name="Normalny">Tutaj po lewej mamy zestawienie sumy pożarów i powierzchni terenu na którego doszło do deforestacji względem stanów w których występowały<text:s/>te zjawiska niszczące lasy. Dodatkowo zostały naniesione średnie i linie trendu aby móc określić możliwy kierunek w jakim zmierza dany Stan. Można zaobserwować że ilość<text:s/>występujących<text:s/>pożarów jest zbieżna z deforestacją. Aby móc dobrze ocenić sytuację,<text:s/>dane pożarów zostały na niesione na mapę i umieszczone w interaktywnym Dashbordzie przesłanym na Slacku. Omówie sytuację przykładową dla Stanu Maranhao<text:s/>– szare kropki -<text:s/>widocznym na slajdzie gdzie <text:s/>pożary wybuchały na granicy terenów leśnych które akurat dla tego stanu jeszcze istnieją. Zaś z wykresów widać że w<text:s/>raz końcem<text:s/>2019<text:s/>zakładamy<text:s/>chwilowy spadek deforestacji który można próbować utrzymać aby zachować pozostałe<text:s/>części<text:s/>lasów. Inna sytuacja jest zaś dla stanu Tocantis<text:s/>– beżowe oznaczenia na południu -<text:s/>gdzie mimo że na wykresach prezenteuje się najlepiej to w przestrzeni jest to teren praktycznie już wylesiony.</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ta</meta:initial-creator>
    <dc:creator>Data</dc:creator>
    <meta:creation-date>2023-02-14T11:29:00Z</meta:creation-date>
    <dc:date>2023-02-18T23:46:00Z</dc:date>
    <meta:template xlink:href="Normal" xlink:type="simple"/>
    <meta:editing-cycles>8</meta:editing-cycles>
    <meta:editing-duration>PT43080S</meta:editing-duration>
    <meta:document-statistic meta:page-count="2" meta:paragraph-count="9" meta:word-count="673" meta:character-count="4706" meta:row-count="33" meta:non-whitespace-character-count="4042"/>
  </office:meta>
</office:document-meta>
</file>